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urier New1" svg:font-family="'Courier New'" style:font-family-generic="modern" style:font-pitch="fixed"/>
    <style:font-face style:name="Angsana New" svg:font-family="'Angsana New'"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ngsana New1" svg:font-family="'Angsana New'" style:font-family-generic="system" style:font-pitch="variable"/>
    <style:font-face style:name="Arial"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office:font-face-decls>
  <office:automatic-styles>
    <style:style style:name="P1" style:family="paragraph" style:parent-style-name="ACTION">
      <style:paragraph-properties style:line-height-at-least="0.1252in" fo:text-align="start" style:justify-single-word="false" fo:orphans="2" fo:widows="2"/>
    </style:style>
    <style:style style:name="P2" style:family="paragraph" style:parent-style-name="DIALOG">
      <style:paragraph-properties fo:margin-left="0in" fo:margin-right="2.5in" style:line-height-at-least="0.1252in" fo:text-align="start" style:justify-single-word="false" fo:orphans="2" fo:widows="2" fo:text-indent="0in" style:auto-text-indent="false"/>
    </style:style>
    <style:style style:name="P3" style:family="paragraph" style:parent-style-name="DIALOG">
      <style:paragraph-properties fo:margin-left="0in" fo:margin-right="2.5in" style:line-height-at-least="0.1252in" fo:text-align="start" style:justify-single-word="false" fo:orphans="2" fo:widows="2" fo:text-indent="0in" style:auto-text-indent="false"/>
      <style:text-properties officeooo:paragraph-rsid="0017a197"/>
    </style:style>
    <style:style style:name="P4" style:family="paragraph" style:parent-style-name="DIALOG">
      <style:paragraph-properties fo:margin-left="0in" fo:margin-right="2.5in" style:line-height-at-least="0.1252in" fo:text-align="start" style:justify-single-word="false" fo:orphans="2" fo:widows="2" fo:text-indent="0in" style:auto-text-indent="false"/>
      <style:text-properties officeooo:paragraph-rsid="0018a5e1"/>
    </style:style>
    <style:style style:name="P5" style:family="paragraph" style:parent-style-name="DIALOG">
      <style:paragraph-properties fo:margin-left="0in" fo:margin-right="2.5in" fo:text-align="start" style:justify-single-word="false" fo:text-indent="0in" style:auto-text-indent="false"/>
    </style:style>
    <style:style style:name="P6" style:family="paragraph" style:parent-style-name="DIALOG">
      <style:paragraph-properties fo:margin-left="0in" fo:margin-right="2.5in" fo:text-align="start" style:justify-single-word="false" fo:text-indent="0in" style:auto-text-indent="false"/>
      <style:text-properties officeooo:paragraph-rsid="0017a197"/>
    </style:style>
    <style:style style:name="P7" style:family="paragraph" style:parent-style-name="DIALOG">
      <style:paragraph-properties fo:margin-left="0in" fo:margin-right="2.5in" fo:text-align="start" style:justify-single-word="false" fo:text-indent="0in" style:auto-text-indent="false"/>
      <style:text-properties officeooo:paragraph-rsid="0018a5e1"/>
    </style:style>
    <style:style style:name="P8" style:family="paragraph" style:parent-style-name="Header">
      <style:paragraph-properties fo:margin-left="0.3937in" fo:margin-right="0.25in" fo:text-indent="0in" style:auto-text-indent="false"/>
      <style:text-properties style:font-name="Courier New" fo:font-size="10.5pt" fo:language="en" fo:country="GB" style:font-size-asian="10.5pt"/>
    </style:style>
    <style:style style:name="P9" style:family="paragraph" style:parent-style-name="PARENTHETICAL">
      <style:paragraph-properties fo:margin-left="0in" fo:margin-right="3in" style:line-height-at-least="0.1252in" fo:text-align="start" style:justify-single-word="false" fo:orphans="2" fo:widows="2" fo:text-indent="0in" style:auto-text-indent="false"/>
    </style:style>
    <style:style style:name="P10" style:family="paragraph" style:parent-style-name="PARENTHETICAL">
      <style:paragraph-properties fo:margin-left="0in" fo:margin-right="3in" style:line-height-at-least="0.1252in" fo:text-align="start" style:justify-single-word="false" fo:orphans="2" fo:widows="2" fo:text-indent="0in" style:auto-text-indent="false"/>
      <style:text-properties officeooo:paragraph-rsid="0018a5e1"/>
    </style:style>
    <style:style style:name="P11" style:family="paragraph" style:parent-style-name="Standard" style:master-page-name="First_20_Page">
      <style:paragraph-properties fo:text-align="start" style:justify-single-word="false" style:page-number="auto"/>
      <style:text-properties style:font-name="Courier New1" officeooo:rsid="0017a197" officeooo:paragraph-rsid="0017a197"/>
    </style:style>
    <style:style style:name="T1" style:family="text">
      <style:text-properties style:font-name="Courier New" fo:font-size="10.5pt" style:font-size-asian="10.5pt"/>
    </style:style>
    <style:style style:name="T2" style:family="text">
      <style:text-properties fo:language="fr" fo:country="FR"/>
    </style:style>
    <style:style style:name="T3" style:family="text">
      <style:text-properties fo:language="fr" fo:country="FR" officeooo:rsid="0018a5e1"/>
    </style:style>
    <style:style style:name="T4" style:family="text">
      <style:text-properties fo:font-variant="normal" fo:text-transform="none"/>
    </style:style>
    <style:style style:name="T5" style:family="text">
      <style:text-properties fo:color="#000000"/>
    </style:style>
    <style:style style:name="T6" style:family="text">
      <style:text-properties officeooo:rsid="0017a197"/>
    </style:style>
    <style:style style:name="T7" style:family="text">
      <style:text-properties officeooo:rsid="0018a5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YANN</text:p>
      <text:p text:style-name="P3">What is it, Zoom, did you find something?</text:p>
      <text:p text:style-name="P3"/>
      <text:p text:style-name="P3">A<text:span text:style-name="T6">URU</text:span></text:p>
      <text:p text:style-name="P3">What are those red things? Come on, let's go see!</text:p>
      <text:p text:style-name="P3"/>
      <text:p text:style-name="P3">YANN</text:p>
      <text:p text:style-name="P3">No… Wait, we can't go so deep with tanks. I'll take photos and videos and we'll show them to Uncle Patrick.</text:p>
      <text:p text:style-name="P3"/>
      <text:p text:style-name="P3">P<text:span text:style-name="T6">ATRICK</text:span></text:p>
      <text:p text:style-name="P3">Here's your lunch, old chap!</text:p>
      <text:p text:style-name="P3"/>
      <text:p text:style-name="P3">RAOU<text:span text:style-name="T6">L</text:span></text:p>
      <text:p text:style-name="P3"><text:span text:style-name="T6">Ahhh</text:span></text:p>
      <text:p text:style-name="P3"/>
      <text:p text:style-name="P3">PATRICK<text:tab/></text:p>
      <text:p text:style-name="P3">oh</text:p>
      <text:p text:style-name="P3"/>
      <text:p text:style-name="P3">M<text:span text:style-name="T6">ARINA</text:span></text:p>
      <text:p text:style-name="P3">Hey… Raoul! That's not for you!</text:p>
      <text:p text:style-name="P3"/>
      <text:p text:style-name="P3">RAOUL<text:tab/></text:p>
      <text:p text:style-name="P6">hm</text:p>
      <text:p text:style-name="P6"/>
      <text:p text:style-name="P6">MARINA </text:p>
      <text:p text:style-name="P3">That is really not nice!</text:p>
      <text:p text:style-name="P3"/>
      <text:p text:style-name="P3">RAOUL<text:tab/></text:p>
      <text:p text:style-name="P6">hh</text:p>
      <text:p text:style-name="P6"/>
      <text:p text:style-name="P6">PATRICK<text:tab/></text:p>
      <text:p text:style-name="P6">h</text:p>
      <text:p text:style-name="P6"/>
      <text:p text:style-name="P6">Y<text:span text:style-name="T6">A</text:span>NN</text:p>
      <text:p text:style-name="P3">Uncle Patrick! Have you seen water this color before?</text:p>
      <text:p text:style-name="P3"/>
      <text:p text:style-name="P3">PATRICK</text:p>
      <text:p text:style-name="P3">Hmm… It could be toxic micro-algae, but as always… It's not possible to say without more detailed analysis.</text:p>
      <text:p text:style-name="P3"/>
      <text:p text:style-name="P3">PATRICK</text:p>
      <text:p text:style-name="P3">I should take the Turtle to get a closer look. Who's coming with me?</text:p>
      <text:p text:style-name="P3"/>
      <text:p text:style-name="P3">MARINA</text:p>
      <text:p text:style-name="P6">Me!</text:p>
      <text:p text:style-name="P6"><text:soft-page-break/>YANN</text:p>
      <text:p text:style-name="P3">Wait! We're meeting Timeti… </text:p>
      <text:p text:style-name="P3"/>
      <text:p text:style-name="P3">AURU</text:p>
      <text:p text:style-name="P3">Let's go ask her if she wants to join us! </text:p>
      <text:p text:style-name="P3"/>
      <text:p text:style-name="P3">YANN</text:p>
      <text:p text:style-name="P3">Can you wait for us, Uncle Patrick?</text:p>
      <text:p text:style-name="P3"/>
      <text:p text:style-name="P3">PATRICK</text:p>
      <text:p text:style-name="P3">It'll be dark soon. We leave in twenty minutes! No later!</text:p>
      <text:p text:style-name="P3"/>
      <text:p text:style-name="P3">YANN</text:p>
      <text:p text:style-name="P6">Okay</text:p>
      <text:p text:style-name="P6"/>
      <text:p text:style-name="P6">AURU<text:tab/></text:p>
      <text:p text:style-name="P6">hh</text:p>
      <text:p text:style-name="P6"/>
      <text:p text:style-name="P6">MARINA</text:p>
      <text:p text:style-name="P6">Eh! Wait for me!</text:p>
      <text:p text:style-name="P6"/>
      <text:p text:style-name="P6">R<text:span text:style-name="T6">AMANA</text:span></text:p>
      <text:p text:style-name="P3">In nature, each in its place… humans must live in humility with all other living beings, plants, animals and the spirits!</text:p>
      <text:p text:style-name="P3"/>
      <text:p text:style-name="P3">TIMETI<text:tab/></text:p>
      <text:p text:style-name="P6">hm</text:p>
      <text:p text:style-name="P6"/>
      <text:p text:style-name="P6">AURU</text:p>
      <text:p text:style-name="P3">Timeti! </text:p>
      <text:p text:style-name="P3"/>
      <text:p text:style-name="P3">TIMETI<text:tab/></text:p>
      <text:p text:style-name="P6">ah</text:p>
      <text:p text:style-name="P6"/>
      <text:p text:style-name="P6">RAMANA<text:tab/></text:p>
      <text:p text:style-name="P6">ah! hm!</text:p>
      <text:p text:style-name="P6"/>
      <text:p text:style-name="P6">TIMETI<text:tab/></text:p>
      <text:p text:style-name="P6">hm</text:p>
      <text:p text:style-name="P6"/>
      <text:p text:style-name="P6">AURU</text:p>
      <text:p text:style-name="P3">We're diving in the fault near Fanaho! What do you say?</text:p>
      <text:p text:style-name="P3"/>
      <text:p text:style-name="P3">RAMANA</text:p>
      <text:p text:style-name="P3">Certainly not! The deep abyss is the domain of… The …the terrible ponaturis!!</text:p>
      <text:p text:style-name="P3"><text:soft-page-break/><text:span text:style-name="T2">YANN<text:tab/></text:span></text:p>
      <text:p text:style-name="P6"><text:span text:style-name="T2">ponaturis?</text:span></text:p>
      <text:p text:style-name="P6"><text:span text:style-name="T2"/></text:p>
      <text:p text:style-name="P6"><text:span text:style-name="T2">AURU<text:tab/></text:span></text:p>
      <text:p text:style-name="P6"><text:span text:style-name="T2">ponaturis?</text:span></text:p>
      <text:p text:style-name="P6"><text:span text:style-name="T2"/></text:p>
      <text:p text:style-name="P6">MARINA<text:tab/></text:p>
      <text:p text:style-name="P6">ponaturis?</text:p>
      <text:p text:style-name="P6"/>
      <text:p text:style-name="P6">RAMANA</text:p>
      <text:p text:style-name="P3">Yes! And you must NEVER disturb them!</text:p>
      <text:p text:style-name="P3"/>
      <text:p text:style-name="P3">R<text:span text:style-name="T6">A</text:span>MANA</text:p>
      <text:p text:style-name="P3">A stubborn fisherman insisted on fishing so deep that one day he came across the dwelling of a ponaturi. He managed to escape, but that very night, while he slept in his bed, the creature came and kidnapped him, dragging him down into the ocean depths to his gloomy lair in Mawana-Tane… and he was never seen again!</text:p>
      <text:p text:style-name="P3"/>
      <text:p text:style-name="P3">AURU<text:tab/></text:p>
      <text:p text:style-name="P6">hm</text:p>
      <text:p text:style-name="P6"/>
      <text:p text:style-name="P6">MARINA<text:tab/></text:p>
      <text:p text:style-name="P6">hm</text:p>
      <text:p text:style-name="P6"/>
      <text:p text:style-name="P6">YANN</text:p>
      <text:p text:style-name="P3">Don't worry, Ramana, we won't disturb anybody. Something's happening deep down there. It could be highly dangerous to animal life. We have to go see what it is. You coming?</text:p>
      <text:p text:style-name="P3"/>
      <text:p text:style-name="P3">RAMANA</text:p>
      <text:p text:style-name="P3">Hey! No, wait! Come back! Be careful! The ponaturis will NEVER forgive you!</text:p>
      <text:p text:style-name="P3"/>
      <text:p text:style-name="P3">YANN</text:p>
      <text:p text:style-name="P6">Don’t worry Ramana!</text:p>
      <text:p text:style-name="P6"/>
      <text:p text:style-name="P6">AURU<text:tab/></text:p>
      <text:p text:style-name="P6">hm</text:p>
      <text:p text:style-name="P6"/>
      <text:p text:style-name="P6">MARINA<text:tab/></text:p>
      <text:p text:style-name="P6">hm</text:p>
      <text:p text:style-name="P6"/>
      <text:p text:style-name="P6">RAMANA<text:tab/></text:p>
      <text:p text:style-name="P7">ah!</text:p>
      <text:p text:style-name="P7"/>
      <text:p text:style-name="P7"><text:soft-page-break/>PATRICK</text:p>
      <text:p text:style-name="P4">Look, Marina, we're not leaving you here all by yourself.</text:p>
      <text:p text:style-name="P4"/>
      <text:p text:style-name="P4">MARINA</text:p>
      <text:p text:style-name="P4">Actually… I don't want to go anymore. I don't want to meet a ponaturi.</text:p>
      <text:p text:style-name="P4"/>
      <text:p text:style-name="P4">RAOUL<text:tab/></text:p>
      <text:p text:style-name="P7">hm!</text:p>
      <text:p text:style-name="P7"/>
      <text:p text:style-name="P7">YANN<text:tab/></text:p>
      <text:p text:style-name="P7">hh</text:p>
      <text:p text:style-name="P7"/>
      <text:p text:style-name="P7">AURU</text:p>
      <text:p text:style-name="P7">Uh… You know what? I'll look after her!</text:p>
      <text:p text:style-name="P7"/>
      <text:p text:style-name="P7">YANN</text:p>
      <text:p text:style-name="P4">You! You want to baby-sit?</text:p>
      <text:p text:style-name="P4"/>
      <text:p text:style-name="P4">AURU</text:p>
      <text:p text:style-name="P4">Well, sure! <text:s text:c="3"/>Why not? I loooove kids! We'll have great fun, huh, Marina?</text:p>
      <text:p text:style-name="P4"/>
      <text:p text:style-name="P4">MARINA</text:p>
      <text:p text:style-name="P4">Yeaaah! We'll play with dolls, give Raoul a bath, brush Loaf…</text:p>
      <text:p text:style-name="P4"/>
      <text:p text:style-name="P4">AURU<text:tab/></text:p>
      <text:p text:style-name="P7">hmhm!</text:p>
      <text:p text:style-name="P7"/>
      <text:p text:style-name="P7">PATRICK</text:p>
      <text:p text:style-name="P4">Yes, hmm… Okay, let's go then. There's not a moment to lose.</text:p>
      <text:p text:style-name="P4"/>
      <text:p text:style-name="P4">T<text:span text:style-name="T7">IMETI</text:span></text:p>
      <text:p text:style-name="P4">There, look! What can it be?</text:p>
      <text:p text:style-name="P4"/>
      <text:p text:style-name="P4">PATRICK</text:p>
      <text:p text:style-name="P4">Yann, turn on the lights.</text:p>
      <text:p text:style-name="P4"/>
      <text:p text:style-name="P4">YANN</text:p>
      <text:p text:style-name="P4">Thanks, Zoom, but you should go back up. The pressure will soon be too great for you.</text:p>
      <text:p text:style-name="P4"/>
      <text:p text:style-name="P4">MARINA </text:p>
      <text:p text:style-name="P4">This is Marina. Can you hear me? Is everything okay?</text:p>
      <text:p text:style-name="P4"/>
      <text:p text:style-name="P4">YANN</text:p>
      <text:p text:style-name="P4"><text:soft-page-break/>Marina? Uh, yes, it's fine, we've just found the red streams. And is everything okay with you?</text:p>
      <text:p text:style-name="P4"/>
      <text:p text:style-name="P4">MARINA</text:p>
      <text:p text:style-name="P4">Oh yeah! It is great! We have super fun!</text:p>
      <text:p text:style-name="P4"/>
      <text:p text:style-name="P4">AURU</text:p>
      <text:p text:style-name="P10">Yeah, well, that’s one way of putting it…</text:p>
      <text:p text:style-name="P10"><text:span text:style-name="T2"/></text:p>
      <text:p text:style-name="P10"><text:span text:style-name="T2">YANN<text:tab/></text:span></text:p>
      <text:p text:style-name="P7"><text:span text:style-name="T3">Hahaha!</text:span></text:p>
      <text:p text:style-name="P7"><text:span text:style-name="T3"/></text:p>
      <text:p text:style-name="P7"><text:span text:style-name="T2">TIMETI<text:tab/></text:span></text:p>
      <text:p text:style-name="P7"><text:span text:style-name="T3">hahaha!</text:span></text:p>
      <text:p text:style-name="P7"><text:span text:style-name="T3"/></text:p>
      <text:p text:style-name="P7">MARINA</text:p>
      <text:p text:style-name="P4">Now you watch out for the ponaturis, right?!</text:p>
      <text:p text:style-name="P4"/>
      <text:p text:style-name="P4">YANN</text:p>
      <text:p text:style-name="P4">Don't worry, we're not going to meet much at this depth! Good night, you two! We'll be back at dawn.</text:p>
      <text:p text:style-name="P4"/>
      <text:p text:style-name="P4">MARINA </text:p>
      <text:p text:style-name="P4">Good night!!</text:p>
      <text:p text:style-name="P4"/>
      <text:p text:style-name="P4">AURU</text:p>
      <text:p text:style-name="P10">Flower of the isle, when I see your smile and your hair of ebony…</text:p>
      <text:p text:style-name="P10"/>
      <text:p text:style-name="P10">MARINA<text:tab/></text:p>
      <text:p text:style-name="P7">hm?</text:p>
      <text:p text:style-name="P7"/>
      <text:p text:style-name="P7">RAOUL<text:tab/></text:p>
      <text:p text:style-name="P7">hmm!</text:p>
      <text:p text:style-name="P7"/>
      <text:p text:style-name="P7">MARINA</text:p>
      <text:p text:style-name="P7">Hmm… Auru, nobody’s forcing you to sing to me.</text:p>
      <text:p text:style-name="P7"/>
      <text:p text:style-name="P7">AURU</text:p>
      <text:p text:style-name="P7">Flower of the I…</text:p>
      <text:p text:style-name="P7"/>
      <text:p text:style-name="P7">MARINA<text:tab/></text:p>
      <text:p text:style-name="P7">oh</text:p>
      <text:p text:style-name="P7"/>
      <text:p text:style-name="P7">AURU<text:tab/></text:p>
      <text:p text:style-name="P7">hm? Okay…</text:p>
      <text:p text:style-name="P7"/>
      <text:p text:style-name="P7"><text:soft-page-break/>RAOUL<text:tab/></text:p>
      <text:p text:style-name="P7">hm!</text:p>
      <text:p text:style-name="P7"/>
      <text:p text:style-name="P7">MARINA<text:tab/></text:p>
      <text:p text:style-name="P7">ah</text:p>
      <text:p text:style-name="P7"/>
      <text:p text:style-name="P7">MARINA<text:tab/></text:p>
      <text:p text:style-name="P7">hh</text:p>
      <text:p text:style-name="P7"/>
      <text:p text:style-name="P7">RAOUL<text:tab/></text:p>
      <text:p text:style-name="P7">h</text:p>
      <text:p text:style-name="P7"/>
      <text:p text:style-name="P7">MARINA<text:tab/></text:p>
      <text:p text:style-name="P7">hh, h, hh, h. <text:span text:style-name="T7">H</text:span>m?!</text:p>
      <text:p text:style-name="P7"/>
      <text:p text:style-name="P7">RAOUL<text:tab/></text:p>
      <text:p text:style-name="P7">h?!</text:p>
      <text:p text:style-name="P7"/>
      <text:p text:style-name="P7">MARINA<text:tab/></text:p>
      <text:p text:style-name="P7">hm?</text:p>
      <text:p text:style-name="P7"/>
      <text:p text:style-name="P7">RAOUL<text:tab/></text:p>
      <text:p text:style-name="P7">h?</text:p>
      <text:p text:style-name="P7"/>
      <text:p text:style-name="P7">MARINA</text:p>
      <text:p text:style-name="P4">Auru! Auru! What's that noise?!</text:p>
      <text:p text:style-name="P4"/>
      <text:p text:style-name="P4">A<text:span text:style-name="T7">U</text:span>RU</text:p>
      <text:p text:style-name="P4">Uhhh? Huh? What? What is it?</text:p>
      <text:p text:style-name="P4"/>
      <text:p text:style-name="P4">MARINA</text:p>
      <text:p text:style-name="P4">There's a noise! It sounds like claws scratching the Galleon! </text:p>
      <text:p text:style-name="P4"/>
      <text:p text:style-name="P4">AURU<text:tab/></text:p>
      <text:p text:style-name="P7">h<text:span text:style-name="T7">u</text:span>?</text:p>
      <text:p text:style-name="P7"/>
      <text:p text:style-name="P7">MARINA <text:span text:style-name="T4">It's… the PONATURI! This morning, you and Yann might have wandered onto ponaturi territory… and now it's come to take revenge?!</text:span></text:p>
      <text:p text:style-name="P7"><text:span text:style-name="T4"/></text:p>
      <text:p text:style-name="P7">AURU</text:p>
      <text:p text:style-name="P4">No! That’s ridiculous!</text:p>
      <text:p text:style-name="P4"/>
      <text:p text:style-name="P4">MARINA</text:p>
      <text:p text:style-name="P4">If it's ridiculous, why are you scared?</text:p>
      <text:p text:style-name="P4"/>
      <text:p text:style-name="P4"><text:soft-page-break/>AURU</text:p>
      <text:p text:style-name="P4">I'm not scared! Just watch, I'm going out to look… I'm sure it's the wind!</text:p>
      <text:p text:style-name="P4"/>
      <text:p text:style-name="P4">MARINA<text:tab/></text:p>
      <text:p text:style-name="P7">hm?</text:p>
      <text:p text:style-name="P7"/>
      <text:p text:style-name="P7">AURU</text:p>
      <text:p text:style-name="P4">There! You see, there's nothing…</text:p>
      <text:p text:style-name="P4"/>
      <text:p text:style-name="P4">MARINA<text:tab/></text:p>
      <text:p text:style-name="P7">hm?!</text:p>
      <text:p text:style-name="P7"/>
      <text:p text:style-name="P7">AURU<text:tab/></text:p>
      <text:p text:style-name="P7">hm? oh!</text:p>
      <text:p text:style-name="P7"><text:span text:style-name="T2"/></text:p>
      <text:p text:style-name="P7"><text:span text:style-name="T2">MARINA<text:tab/></text:span></text:p>
      <text:p text:style-name="P7"><text:span text:style-name="T2">hm</text:span></text:p>
      <text:p text:style-name="P7"><text:span text:style-name="T2"/></text:p>
      <text:p text:style-name="P7"><text:span text:style-name="T2">AURU<text:tab/></text:span></text:p>
      <text:p text:style-name="P7"><text:span text:style-name="T2">No !</text:span></text:p>
      <text:p text:style-name="P7"><text:span text:style-name="T2"/></text:p>
      <text:p text:style-name="P7">MARINA<text:tab/></text:p>
      <text:p text:style-name="P7">hm ? Oh ah!</text:p>
      <text:p text:style-name="P7"/>
      <text:p text:style-name="P7">AURU<text:tab/></text:p>
      <text:p text:style-name="P7">ah! hm!</text:p>
      <text:p text:style-name="P7"/>
      <text:p text:style-name="P7">T<text:span text:style-name="T7">I</text:span>METI</text:p>
      <text:p text:style-name="P4">What is that? </text:p>
      <text:p text:style-name="P4"/>
      <text:p text:style-name="P4">T<text:span text:style-name="T7">I</text:span>METI</text:p>
      <text:p text:style-name="P4">What if… we've discovered Mawana-Tane, the ponaturis' territory?</text:p>
      <text:p text:style-name="P4"/>
      <text:p text:style-name="P4">YANN</text:p>
      <text:p text:style-name="P4">Hmm… No, there must be some explanation.</text:p>
      <text:p text:style-name="P4"/>
      <text:p text:style-name="P4">M<text:span text:style-name="T7">A</text:span>RINA </text:p>
      <text:p text:style-name="P4">Yann! Uncle Patrick! It's here! The ponaturi, it's on Maotu!</text:p>
      <text:p text:style-name="P4"/>
      <text:p text:style-name="P4">YANN</text:p>
      <text:p text:style-name="P4">Calm down, Marina, monsters don't exist! Put Auru on!</text:p>
      <text:p text:style-name="P4"/>
      <text:p text:style-name="P4">AURU</text:p>
      <text:p text:style-name="P4">It's okay, Shrimp, I've barred the door!</text:p>
      <text:p text:style-name="P4"/>
      <text:p text:style-name="P4"><text:soft-page-break/>MARINA<text:tab/></text:p>
      <text:p text:style-name="P7">h</text:p>
      <text:p text:style-name="P7"/>
      <text:p text:style-name="P7">AURU</text:p>
      <text:p text:style-name="P4">Oh, no! The windows!</text:p>
      <text:p text:style-name="P4"/>
      <text:p text:style-name="P4">MARINA<text:tab/></text:p>
      <text:p text:style-name="P7">h<text:span text:style-name="T7">u</text:span>?</text:p>
      <text:p text:style-name="P7"/>
      <text:p text:style-name="P7">YANN</text:p>
      <text:p text:style-name="P4">Auru?! Auru?!</text:p>
      <text:p text:style-name="P4"/>
      <text:p text:style-name="P4">MARINA<text:tab/></text:p>
      <text:p text:style-name="P7">hm !</text:p>
      <text:p text:style-name="P7"/>
      <text:p text:style-name="P7">RAOUL<text:tab/></text:p>
      <text:p text:style-name="P7">hm !</text:p>
      <text:p text:style-name="P7"/>
      <text:p text:style-name="P7">TIMETI</text:p>
      <text:p text:style-name="P4">As a baby-sitter, he is the worst! Maybe we should go back.</text:p>
      <text:p text:style-name="P4"/>
      <text:p text:style-name="P4">YANN</text:p>
      <text:p text:style-name="P10">Huh?! But we haven't even finished taking samples!</text:p>
      <text:p text:style-name="P10"/>
      <text:p text:style-name="P10">PATRICK</text:p>
      <text:p text:style-name="P4">It's doesn't matter, I can continue by myself. Timeti is right. I'll take you up.</text:p>
      <text:p text:style-name="P4"/>
      <text:p text:style-name="P4">MARINA </text:p>
      <text:p text:style-name="P10">Do you think it's gone?</text:p>
      <text:p text:style-name="P10"/>
      <text:p text:style-name="P10">AURU</text:p>
      <text:p text:style-name="P10">We should go see.</text:p>
      <text:p text:style-name="P10"/>
      <text:p text:style-name="P10">M<text:span text:style-name="T7">A</text:span>RINA</text:p>
      <text:p text:style-name="P10">You go! You're the tough guy!</text:p>
      <text:p text:style-name="P10"/>
      <text:p text:style-name="P10">AURU<text:tab/></text:p>
      <text:p text:style-name="P7">hm? hm?</text:p>
      <text:p text:style-name="P7"/>
      <text:p text:style-name="P7">MARINA<text:tab/></text:p>
      <text:p text:style-name="P7">hm ?</text:p>
      <text:p text:style-name="P7"/>
      <text:p text:style-name="P7">AURU<text:tab/></text:p>
      <text:p text:style-name="P7">hmm !</text:p>
      <text:p text:style-name="P7"/>
      <text:p text:style-name="P7">MARINA<text:tab/></text:p>
      <text:p text:style-name="P7"><text:soft-page-break/>hm?!</text:p>
      <text:p text:style-name="P7"/>
      <text:p text:style-name="P7">AURU<text:tab/></text:p>
      <text:p text:style-name="P7">ah!</text:p>
      <text:p text:style-name="P7"/>
      <text:p text:style-name="P7">MARINA<text:tab/></text:p>
      <text:p text:style-name="P7">ah!</text:p>
      <text:p text:style-name="P7"/>
      <text:p text:style-name="P7">AURU<text:tab/></text:p>
      <text:p text:style-name="P7">ah!</text:p>
      <text:p text:style-name="P7"/>
      <text:p text:style-name="P7">YANN<text:tab/></text:p>
      <text:p text:style-name="P7">hm? h!</text:p>
      <text:p text:style-name="P7"/>
      <text:p text:style-name="P7">TIMETI<text:tab/></text:p>
      <text:p text:style-name="P7">h!</text:p>
      <text:p text:style-name="P7"/>
      <text:p text:style-name="P7">YANN</text:p>
      <text:p text:style-name="P4">Hey! Are you crazy? What's going on here?</text:p>
      <text:p text:style-name="P4"/>
      <text:p text:style-name="P4">RAOUL<text:tab/></text:p>
      <text:p text:style-name="P7">h!</text:p>
      <text:p text:style-name="P7"/>
      <text:p text:style-name="P7">MARINA<text:tab/></text:p>
      <text:p text:style-name="P7">h</text:p>
      <text:p text:style-name="P7"/>
      <text:p text:style-name="P7">AURU<text:tab/></text:p>
      <text:p text:style-name="P7">hm!</text:p>
      <text:p text:style-name="P7"/>
      <text:p text:style-name="P7">MARINA</text:p>
      <text:p text:style-name="P4">Yann! I’am scare.It is horrible!</text:p>
      <text:p text:style-name="P4"/>
      <text:p text:style-name="P4">TIMETI</text:p>
      <text:p text:style-name="P4">I just hope we didn't come back for nothing!</text:p>
      <text:p text:style-name="P4"/>
      <text:p text:style-name="P4">AURU</text:p>
      <text:p text:style-name="P4">Okay, Shrimp, you know me, I'm never scared of anything… But there was some animal creeping around outside! It was scratching all night, trying to get in!</text:p>
      <text:p text:style-name="P4"/>
      <text:p text:style-name="P4">YANN<text:tab/></text:p>
      <text:p text:style-name="P7">hm?</text:p>
      <text:p text:style-name="P7"/>
      <text:p text:style-name="P7">MARINA<text:tab/></text:p>
      <text:p text:style-name="P7">hm?</text:p>
      <text:p text:style-name="P7"/>
      <text:p text:style-name="P7">YANN</text:p>
      <text:p text:style-name="P4"><text:soft-page-break/>Pff… Most likely, you saw a turtle!</text:p>
      <text:p text:style-name="P4"/>
      <text:p text:style-name="P4">TIMETI</text:p>
      <text:p text:style-name="P4">No, not a turtle. Look!</text:p>
      <text:p text:style-name="P4"/>
      <text:p text:style-name="P4">YANN</text:p>
      <text:p text:style-name="P4">Wow! These claw marks are gigantic!</text:p>
      <text:p text:style-name="P4"/>
      <text:p text:style-name="P4">AURU<text:tab/></text:p>
      <text:p text:style-name="P7">hm?</text:p>
      <text:p text:style-name="P7"/>
      <text:p text:style-name="P7">TIMETI<text:tab/></text:p>
      <text:p text:style-name="P7">hm?</text:p>
      <text:p text:style-name="P7"/>
      <text:p text:style-name="P7">AURU</text:p>
      <text:p text:style-name="P4">The ponaturi!</text:p>
      <text:p text:style-name="P4"><text:span text:style-name="T2"/></text:p>
      <text:p text:style-name="P4"><text:span text:style-name="T2">YANN<text:tab/></text:span></text:p>
      <text:p text:style-name="P7"><text:span text:style-name="T2">hm !</text:span></text:p>
      <text:p text:style-name="P7"><text:span text:style-name="T2"/></text:p>
      <text:p text:style-name="P7"><text:span text:style-name="T2">TIMETI<text:tab/></text:span></text:p>
      <text:p text:style-name="P7"><text:span text:style-name="T2">hm ?</text:span></text:p>
      <text:p text:style-name="P7"><text:span text:style-name="T2"/></text:p>
      <text:p text:style-name="P7"><text:span text:style-name="T2">AURU<text:tab/></text:span></text:p>
      <text:p text:style-name="P7"><text:span text:style-name="T2">hm?</text:span></text:p>
      <text:p text:style-name="P7"><text:span text:style-name="T2"/></text:p>
      <text:p text:style-name="P7">YANN</text:p>
      <text:p text:style-name="P4">But it's heading for the mangrove! Timeti, will you come with me? Auru, take care of Marina!</text:p>
      <text:p text:style-name="P4"/>
      <text:p text:style-name="P4">TIMETI<text:tab/></text:p>
      <text:p text:style-name="P7">hm?</text:p>
      <text:p text:style-name="P7"/>
      <text:p text:style-name="P7">AURU</text:p>
      <text:p text:style-name="P7">Sure you don't need my help? </text:p>
      <text:p text:style-name="P7"/>
      <text:p text:style-name="P7">Y<text:span text:style-name="T7">A</text:span>NN</text:p>
      <text:p text:style-name="P7"/>
      <text:p text:style-name="P7">PATRICK</text:p>
      <text:p text:style-name="P4">What… Aargh… Stuck! Suffering squids!</text:p>
      <text:p text:style-name="P4"/>
      <text:p text:style-name="P4">TIMETI</text:p>
      <text:p text:style-name="P4">If it wasn't a ponaturi, what do you think it might be?</text:p>
      <text:p text:style-name="P4"/>
      <text:p text:style-name="P4">YANN</text:p>
      <text:p text:style-name="P4">I don't know. A crocodile?</text:p>
      <text:p text:style-name="P4"/>
      <text:p text:style-name="P4"><text:soft-page-break/>TIMETI</text:p>
      <text:p text:style-name="P10">Uh, sorry, but a crocodile does not leave marks like that.</text:p>
      <text:p text:style-name="P10"/>
      <text:p text:style-name="P10">YANN</text:p>
      <text:p text:style-name="P4">Hum…Over there! It's climbing onto the bank!</text:p>
      <text:p text:style-name="P4"/>
      <text:p text:style-name="P4">PATRICK</text:p>
      <text:p text:style-name="P4">Uncle Patrick to Galleon… I have a problem! Mayday. Mayday. Do you read me? I'm stuck in the fault. Yann, are you receiving me?</text:p>
      <text:p text:style-name="P4"/>
      <text:p text:style-name="P4">AURU</text:p>
      <text:p text:style-name="P4">We read you, Uncle Patrick. Yann and Timeti went into the mangrove to, uh… fix a problem.</text:p>
      <text:p text:style-name="P4"/>
      <text:p text:style-name="P4">M<text:span text:style-name="T7">A</text:span>RINA</text:p>
      <text:p text:style-name="P4">You went back to the ponaturi's and it's trapped you, is that it? Be careful, it went back into the water and if it catches you it'll shut you up at the bottom of the ocean forever and I don’t want. <text:s/></text:p>
      <text:p text:style-name="P4"/>
      <text:p text:style-name="P4">PATRICK</text:p>
      <text:p text:style-name="P4">Ha, ha. Don't worry, Marina, I'm safe here. And I can still wait for some time!</text:p>
      <text:p text:style-name="P4"/>
      <text:p text:style-name="P4">M<text:span text:style-name="T7">ARI</text:span>NA</text:p>
      <text:p text:style-name="P4">Zoom, you have to go help Uncle Patrick.</text:p>
      <text:p text:style-name="P4"/>
      <text:p text:style-name="P4">MARINA<text:tab/></text:p>
      <text:p text:style-name="P7">h</text:p>
      <text:p text:style-name="P7"/>
      <text:p text:style-name="P7">UNCLE PATRICK<text:tab/></text:p>
      <text:p text:style-name="P7">hm</text:p>
      <text:p text:style-name="P7"/>
      <text:p text:style-name="P7">AURU<text:tab/></text:p>
      <text:p text:style-name="P7">h?</text:p>
      <text:p text:style-name="P7"/>
      <text:p text:style-name="P7">M<text:span text:style-name="T7">A</text:span>RINA</text:p>
      <text:p text:style-name="P4">It's okay, Uncle Patrick, Zoom is coming to rescue you!</text:p>
      <text:p text:style-name="P4"/>
      <text:p text:style-name="P4">PATRICK</text:p>
      <text:p text:style-name="P4">Zoom?! No! He'll have trouble finding me and if he stays too long at this depth he won't be able to take the pressure.</text:p>
      <text:p text:style-name="P4"/>
      <text:p text:style-name="P4">MARINA</text:p>
      <text:p text:style-name="P10">So, we just use the Zoom call!</text:p>
      <text:p text:style-name="P10"><text:soft-page-break/>PATRICK</text:p>
      <text:p text:style-name="P4">Smart thinking, Marina! I'll put on the loudspeakers!</text:p>
      <text:p text:style-name="P4"/>
      <text:p text:style-name="P4">PATRICK</text:p>
      <text:p text:style-name="P4">Thanks, you can go back up, Zoom, I'll join you as soon as I've solved this fresh mystery…</text:p>
      <text:p text:style-name="P4"><text:span text:style-name="T2"/></text:p>
      <text:p text:style-name="P4"><text:span text:style-name="T2">YANN<text:tab/></text:span></text:p>
      <text:p text:style-name="P7"><text:span text:style-name="T2">h!h? There! </text:span></text:p>
      <text:p text:style-name="P7"><text:span text:style-name="T2"/></text:p>
      <text:p text:style-name="P7"><text:span text:style-name="T2">TIMETI<text:tab/></text:span></text:p>
      <text:p text:style-name="P7"><text:span text:style-name="T2">h !h ?</text:span></text:p>
      <text:p text:style-name="P7"><text:span text:style-name="T2"/></text:p>
      <text:p text:style-name="P7"><text:span text:style-name="T2">YANN<text:tab/></text:span></text:p>
      <text:p text:style-name="P7"><text:span text:style-name="T2">There ! h. But that’s... </text:span></text:p>
      <text:p text:style-name="P7"><text:span text:style-name="T2"/></text:p>
      <text:p text:style-name="P7"><text:span text:style-name="T2">TIMETI<text:tab/></text:span></text:p>
      <text:p text:style-name="P7"><text:span text:style-name="T2">But that’s... h !</text:span></text:p>
      <text:p text:style-name="P7"><text:span text:style-name="T2"/></text:p>
      <text:p text:style-name="P7">YANN<text:tab/></text:p>
      <text:p text:style-name="P7">Loaf !</text:p>
      <text:p text:style-name="P7"/>
      <text:p text:style-name="P7">TIMETI<text:tab/></text:p>
      <text:p text:style-name="P7">Loaf !</text:p>
      <text:p text:style-name="P7"/>
      <text:p text:style-name="P7">YANN</text:p>
      <text:p text:style-name="P4">That’s the last thing I would ever have imagined!</text:p>
      <text:p text:style-name="P4"/>
      <text:p text:style-name="P4">PATRICK </text:p>
      <text:p text:style-name="P4">Containers fallen from some ship! Grrr… this ocean is not a garbage dump!</text:p>
      <text:p text:style-name="P4"/>
      <text:p text:style-name="P4">PATRICK</text:p>
      <text:p text:style-name="P7">I warned the authorities that a <text:s text:c="2"/>cargo ship had badly attached its containers.</text:p>
      <text:p text:style-name="P7"/>
      <text:p text:style-name="P7">PATRICK</text:p>
      <text:p text:style-name="P4">Hundreds fall overboard every year. The one in the fault contained a very dangerous toxic substance that could have polluted and wiped out all marine life for years!</text:p>
      <text:p text:style-name="P4"/>
      <text:p text:style-name="P4">AURU</text:p>
      <text:p text:style-name="P4">Pollution is a lot worse than any Mawana-Tane or ponaturi!</text:p>
      <text:p text:style-name="P4"><text:span text:style-name="T5"/></text:p>
      <text:p text:style-name="P4"><text:span text:style-name="T5">MARINA</text:span></text:p>
      <text:p text:style-name="P4"><text:span text:style-name="T5"/></text:p>
      <text:p text:style-name="P4">TIMETI</text:p>
      <text:p text:style-name="P4"><text:soft-page-break/>Yep, this was your ponaturi!</text:p>
      <text:p text:style-name="P4"/>
      <text:p text:style-name="P4">YANN</text:p>
      <text:p text:style-name="P2">We never think about it, but sloths swim really well and they climb even better…Especially when they are starving! </text:p>
      <text:p text:style-name="P9"/>
      <text:p text:style-name="P9">RAOUL<text:tab/></text:p>
      <text:p text:style-name="P7">hh</text:p>
      <text:p text:style-name="P7"/>
      <text:p text:style-name="P7">MARINA</text:p>
      <text:p text:style-name="P4">So, does that mean that ponaturis don't exist?</text:p>
      <text:p text:style-name="P4"/>
      <text:p text:style-name="P4">RAOUL<text:tab/></text:p>
      <text:p text:style-name="P7">hm. h ?</text:p>
      <text:p text:style-name="P7"/>
      <text:p text:style-name="P7">TIMETI</text:p>
      <text:p text:style-name="P4">No… It just means that this time nobody disturbed a ponaturi in his home.</text:p>
      <text:p text:style-name="P4"/>
      <text:p text:style-name="P4">MARINA</text:p>
      <text:p text:style-name="P4">Actually, the only real little monster on Maotou is… Raoul!</text:p>
      <text:p text:style-name="P4"/>
      <text:p text:style-name="P4">RAOUL<text:tab/></text:p>
      <text:p text:style-name="P7">hhh !</text:p>
      <text:p text:style-name="P7"/>
      <text:p text:style-name="P7">AURU<text:tab/></text:p>
      <text:p text:style-name="P7">ahahah</text:p>
      <text:p text:style-name="P7"/>
      <text:p text:style-name="P7">YANN<text:tab/></text:p>
      <text:p text:style-name="P7">ahahah</text:p>
      <text:p text:style-name="P7"/>
      <text:p text:style-name="P7">TIMETI<text:tab/></text:p>
      <text:p text:style-name="P7">ahahah</text:p>
      <text:p text:style-name="P7"/>
      <text:p text:style-name="P7">UNCLE PATRICK<text:tab/></text:p>
      <text:p text:style-name="P7">ahahah</text:p>
      <text:p text:style-name="P7"/>
      <text:p text:style-name="P7">MARINA<text:tab/></text:p>
      <text:p text:style-name="P5">ahahah! Come back ! </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urier New1" svg:font-family="'Courier New'" style:font-family-generic="modern" style:font-pitch="fixed"/>
    <style:font-face style:name="Angsana New" svg:font-family="'Angsana New'"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ngsana New1" svg:font-family="'Angsana New'" style:font-family-generic="system" style:font-pitch="variable"/>
    <style:font-face style:name="Arial"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F"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fr" fo:country="FR" style:letter-kerning="false" style:font-name-asian="F"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text-properties style:font-name="Angsana New" fo:font-family="'Angsana New'" style:font-family-generic="roman" style:font-pitch="variable" fo:language="en" fo:country="US" style:font-name-complex="Angsana New1" style:font-family-complex="'Angsana New'"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ENERAL" style:family="paragraph" style:parent-style-name="Standard" style:default-outline-level="">
      <style:paragraph-properties fo:margin-left="1.5in" fo:margin-right="1in" fo:text-indent="0in" style:auto-text-indent="false"/>
      <style:text-properties style:font-name="Courier" fo:font-family="Courier" style:font-family-generic="roman" style:font-pitch="variable" style:font-name-complex="Courier1" style:font-family-complex="Courier" style:font-family-generic-complex="system" style:font-pitch-complex="variable"/>
    </style:style>
    <style:style style:name="SCENE_20_HEADING" style:display-name="SCENE HEADING" style:family="paragraph" style:parent-style-name="Standard" style:next-style-name="ACTION" style:default-outline-level="">
      <style:paragraph-properties fo:margin-left="0in" fo:margin-right="1in" fo:margin-top="0.3335in" fo:margin-bottom="0in" loext:contextual-spacing="false" fo:text-indent="0in" style:auto-text-indent="false"/>
      <style:text-properties fo:text-transform="uppercase" style:font-name="Courier" fo:font-family="Courier" style:font-family-generic="roman" style:font-pitch="variable" style:font-name-complex="Courier1" style:font-family-complex="Courier" style:font-family-generic-complex="system" style:font-pitch-complex="variable"/>
    </style:style>
    <style:style style:name="ACTION" style:family="paragraph" style:parent-style-name="Standard" style:default-outline-level="">
      <style:paragraph-properties fo:margin-left="1.5in" fo:margin-right="1in" fo:margin-top="0.1665in" fo:margin-bottom="0in" loext:contextual-spacing="false" fo:text-indent="0in" style:auto-text-indent="false"/>
      <style:text-properties style:font-name="Courier" fo:font-family="Courier" style:font-family-generic="roman" style:font-pitch="variable" style:font-name-complex="Courier1" style:font-family-complex="Courier" style:font-family-generic-complex="system" style:font-pitch-complex="variable"/>
    </style:style>
    <style:style style:name="CHARACTER_20_NAME" style:display-name="CHARACTER NAME" style:family="paragraph" style:parent-style-name="Standard" style:next-style-name="DIALOG" style:default-outline-level="">
      <style:paragraph-properties fo:margin-left="0in" fo:margin-right="1.25in" fo:margin-top="0.1665in" fo:margin-bottom="0in" loext:contextual-spacing="false" fo:text-indent="0in" style:auto-text-indent="false"/>
      <style:text-properties fo:text-transform="uppercase" style:font-name="Courier" fo:font-family="Courier" style:font-family-generic="roman" style:font-pitch="variable" style:font-name-complex="Courier1" style:font-family-complex="Courier" style:font-family-generic-complex="system" style:font-pitch-complex="variable"/>
    </style:style>
    <style:style style:name="PARENTHETICAL" style:family="paragraph" style:parent-style-name="Standard" style:next-style-name="DIALOG" style:default-outline-level="">
      <style:paragraph-properties fo:margin-left="3in" fo:margin-right="3in" fo:text-indent="0in" style:auto-text-indent="false"/>
      <style:text-properties style:font-name="Courier" fo:font-family="Courier" style:font-family-generic="roman" style:font-pitch="variable" style:font-name-complex="Courier1" style:font-family-complex="Courier" style:font-family-generic-complex="system" style:font-pitch-complex="variable"/>
    </style:style>
    <style:style style:name="DIALOG" style:family="paragraph" style:parent-style-name="Standard" style:next-style-name="ACTION" style:default-outline-level="">
      <style:paragraph-properties fo:margin-left="2.5in" fo:margin-right="2.5in" fo:text-indent="0in" style:auto-text-indent="false"/>
      <style:text-properties style:font-name="Courier" fo:font-family="Courier" style:font-family-generic="roman" style:font-pitch="variable" style:font-name-complex="Courier1" style:font-family-complex="Courier" style:font-family-generic-complex="system" style:font-pitch-complex="variable"/>
    </style:style>
    <style:style style:name="TRANSITION" style:family="paragraph" style:parent-style-name="Standard" style:next-style-name="SCENE_20_HEADING" style:default-outline-level="">
      <style:paragraph-properties fo:margin-left="5.5in" fo:margin-right="1.4028in" fo:margin-top="0.1665in" fo:margin-bottom="0in" loext:contextual-spacing="false" fo:text-indent="0in" style:auto-text-indent="false"/>
      <style:text-properties fo:text-transform="uppercase" style:font-name="Courier" fo:font-family="Courier" style:font-family-generic="roman" style:font-pitch="variable" style:font-name-complex="Courier1" style:font-family-complex="Courier" style:font-family-generic-complex="system" style:font-pitch-complex="variable"/>
    </style:style>
    <style:style style:name="SHOT" style:family="paragraph" style:parent-style-name="Standard" style:next-style-name="ACTION" style:default-outline-level="">
      <style:paragraph-properties fo:margin-left="1.5in" fo:margin-right="1in" fo:margin-top="0.3335in" fo:margin-bottom="0in" loext:contextual-spacing="false" fo:text-indent="0in" style:auto-text-indent="false"/>
      <style:text-properties fo:text-transform="uppercase" style:font-name="Courier" fo:font-family="Courier" style:font-family-generic="roman" style:font-pitch="variable" style:font-name-complex="Courier1" style:font-family-complex="Courier" style:font-family-generic-complex="system" style:font-pitch-complex="variable"/>
    </style:style>
    <style:style style:name="CAST_20_LIST" style:display-name="CAST LIST" style:family="paragraph" style:parent-style-name="Standard" style:next-style-name="ACTION" style:default-outline-level="">
      <style:paragraph-properties fo:margin-left="1.5in" fo:margin-right="1in" fo:text-indent="0in" style:auto-text-indent="false"/>
      <style:text-properties fo:text-transform="uppercase" style:font-name="Courier" fo:font-family="Courier" style:font-family-generic="roman" style:font-pitch="variable" style:font-name-complex="Courier1" style:font-family-complex="Courier"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661in" style:type="center"/>
          <style:tab-stop style:position="6.5319in" style:type="right"/>
        </style:tab-stops>
      </style:paragraph-properties>
    </style:style>
    <style:style style:name="Footer" style:family="paragraph" style:parent-style-name="Standard" style:default-outline-level="" style:class="extra">
      <style:paragraph-properties>
        <style:tab-stops>
          <style:tab-stop style:position="3.2661in" style:type="center"/>
          <style:tab-stop style:position="6.5319in"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text-properties style:font-name="Angsana New" fo:font-family="'Angsana New'" style:font-family-generic="roman" style:font-pitch="variable" fo:language="en" fo:country="US" style:font-name-complex="Angsana New1" style:font-family-complex="'Angsana New'" style:font-family-generic-complex="system" style:font-pitch-complex="variable"/>
    </style:style>
    <style:style style:name="Pied_20_de_20_page_20_Car" style:display-name="Pied de page Car" style:family="text" style:parent-style-name="Default_20_Paragraph_20_Font">
      <style:text-properties style:font-name="Angsana New" fo:font-family="'Angsana New'" style:font-family-generic="roman" style:font-pitch="variable" fo:language="en" fo:country="US" style:font-name-complex="Angsana New1" style:font-family-complex="'Angsana New'" style:font-family-generic-complex="system" style:font-pitch-complex="variable"/>
    </style:style>
    <style:style style:name="page_20_number" style:display-name="page numbe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937in" fo:margin-right="0.25in" fo:text-indent="0in" style:auto-text-indent="false"/>
      <style:text-properties style:font-name="Courier New" fo:font-size="10.5pt" fo:language="en" fo:country="GB" style:font-size-asian="10.5pt"/>
    </style:style>
    <style:style style:name="MT1" style:family="text">
      <style:text-properties style:font-name="Courier New" fo:font-size="10.5pt" style:font-size-asian="10.5pt"/>
    </style:style>
    <style:page-layout style:name="Mpm1">
      <style:page-layout-properties fo:page-width="8.5in" fo:page-height="11in" style:num-format="1" style:print-orientation="portrait" fo:margin-top="0.5in" fo:margin-bottom="0.5in" fo:margin-left="0in" fo:margin-right="0in" style:writing-mode="lr-tb" style:layout-grid-color="#c0c0c0" style:layout-grid-lines="229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Header"><text:span text:style-name="page_20_number"><text:span text:style-name="MT1"/></text:span></text:p>
        <text:p text:style-name="MP1"/>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driana Carlier</meta:initial-creator>
    <meta:editing-cycles>3</meta:editing-cycles>
    <meta:creation-date>2021-02-12T14:21:00</meta:creation-date>
    <dc:date>2021-03-08T16:27:51.700000000</dc:date>
    <meta:editing-duration>PT35M28S</meta:editing-duration>
    <meta:generator>LibreOffice/6.4.4.2$Windows_X86_64 LibreOffice_project/3d775be2011f3886db32dfd395a6a6d1ca2630ff</meta:generator>
    <meta:document-statistic meta:table-count="0" meta:image-count="0" meta:object-count="0" meta:page-count="13" meta:paragraph-count="373" meta:word-count="1411" meta:character-count="7416" meta:non-whitespace-character-count="62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